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ApplicationDefinition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ApplicationDefinitionImpl.setRegistry( PortletDefinitionRegistryImpl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Security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CustomPortl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User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PortletDefini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setCustomPortletMode( Collection customPortlet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setUserAttribute( Collection user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CastorPort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CustomPortl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WebApplicatio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Ap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setWebApplicationDefinition( WebApplicationDefinition web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postLoa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setAppId( String ap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setSecurityConstraint( Collection securityConstra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setCustomPortletState( Collection customPortle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pplicationDefinitionImpl.getGU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rtletApplicationDefinition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ApplicationDefinitionImpl.setContextRoot( String context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ApplicationDefinitionImpl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